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.1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2" draw:master-page-name="Master1-Layout1-cust-" presentation:presentation-page-layout-name="Master1-PPL1" draw:id="Slide-256">
        <draw:custom-shape svg:x="0.78in" svg:y="0.81667in" svg:width="0.92333in" svg:height="0.13667in" draw:id="id0" draw:style-name="a5" draw:name="Rectangle 1">
          <svg:title/>
          <svg:desc/>
          <text:p text:style-name="a4" text:class-names="" text:cond-style-name=""><text:span text:style-name="a3" text:class-names="">PLACEHOL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667in" svg:y="1.12in" svg:width="3.36333in" svg:height="0.17in" draw:id="id1" draw:style-name="a8" draw:name="Rectangle 2">
          <svg:title/>
          <svg:desc/>
          <text:p text:style-name="a7" text:class-names="" text:cond-style-name=""><text:span text:style-name="a6" text:class-names="">This file is scheduled to be replaced in the near futur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8.27083in" fo:page-height="11.69271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/>
    <style:master-page style:name="Master1-Layout1-cust-" style:page-layout-name="pageLayout1" draw:style-name="a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subject/>
    <meta:initial-creator>Corne</meta:initial-creator>
    <dc:creator>word</dc:creator>
    <dc:date>2022-05-30T14:58:44Z</dc:date>
    <meta:editing-cycles>1</meta:editing-cycles>
    <meta:editing-duration>PT0S</meta:editing-duration>
    <meta:document-statistic meta:paragraph-count="2" meta:word-count="12"/>
  </office:meta>
</office:document-meta>
</file>